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Liberation Sans',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0835in" fo:text-align="start" style:justify-single-word="false" fo:orphans="2" fo:widows="2" fo:text-indent="0in" style:auto-text-indent="false" fo:padding="0in" fo:border="none"/>
      <style:text-properties fo:font-variant="normal" fo:text-transform="none" fo:color="#232629" style:font-name="Times New Roman"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32629" style:font-name="Times New Roman" fo:font-size="12pt" fo:letter-spacing="normal" fo:font-style="normal" fo:font-weight="normal" style:font-size-asian="12pt" style:font-size-complex="12pt"/>
    </style:style>
    <style:style style:name="P3"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32629" style:font-name="Times New Roman" fo:font-size="12pt" fo:letter-spacing="normal" fo:font-style="normal" fo:font-weight="normal" style:font-size-asian="12pt" style:font-size-complex="12pt"/>
    </style:style>
    <style:style style:name="P4" style:family="paragraph" style:parent-style-name="Standard">
      <style:text-properties style:font-name="Times New Roman" fo:font-size="12pt" fo:font-weight="bold" style:font-size-asian="12pt" style:font-weight-asian="bold"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T1" style:family="text">
      <style:text-properties fo:font-variant="normal" fo:text-transform="none" fo:color="#232629" style:font-name="apple-system" fo:font-size="11.25pt" fo:letter-spacing="normal" fo:font-style="normal"/>
    </style:style>
    <style:style style:name="T2" style:family="text">
      <style:text-properties fo:font-variant="normal" fo:text-transform="none" fo:color="#232629" fo:font-size="11.25pt" fo:letter-spacing="normal" fo:font-style="normal"/>
    </style:style>
    <style:style style:name="T3" style:family="text">
      <style:text-properties fo:font-variant="normal" fo:text-transform="none" fo:color="#232629" fo:letter-spacing="normal" fo:font-style="normal"/>
    </style:style>
    <style:style style:name="T4" style:family="text">
      <style:text-properties style:font-weight-asian="normal" style:font-weight-complex="normal"/>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tected Class in Java </text:p>
      <text:p text:style-name="P4"/>
      <text:p text:style-name="P5"><text:span text:style-name="T4"><text:tab/></text:span><text:span text:style-name="T3">Protected class member (method or variable) is just like package-private (default visibility), except that it also can be accessed from subclasses.Since there's no such concept as 'subpackage' or 'package-inheritance' in Java, declaring class protected or package-private would be the same thing.we can declare nested and inner classes as protected or private, though.</text:span></text:p>
      <text:p text:style-name="P2"/>
      <text:p text:style-name="P2"><text:tab/><text:line-break/>As we know default is for package level access and protected is for package level plus non-package classes but which extends this class (Point to be noted here is we can extend the class only if it is visible!). Let's put it in this way:</text:p>
      <text:list xml:id="list2441670953524757568" text:style-name="L1">
        <text:list-item>
          <text:p text:style-name="P1">protected top-level class would be visible to classes in its package.</text:p>
        </text:list-item>
        <text:list-item>
          <text:p text:style-name="P1">now making it visible outside the package (subclasses) is bit confusing and tricky. Which classes should be allowed to inherit our protected class?</text:p>
        </text:list-item>
        <text:list-item>
          <text:p text:style-name="P1">If all the classes are allowed to subclass then it will be similar to public access specifier.</text:p>
        </text:list-item>
        <text:list-item>
          <text:p text:style-name="P3">If none then it is similar to default.</text:p>
        </text:list-item>
      </text:list>
      <text:p text:style-name="P2">Since there is no way to restrict this class being subclassed by only few classes (we cannot restrict class being inherited by only few classes out of all the available classes in a package/outside of a package), there is no use of protected access specifiers for top level classes. Hence it is not allowed.</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Liberation Sans',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6T03:36:12.32</meta:creation-date>
    <dc:date>2021-12-16T03:38:39.76</dc:date>
    <dc:creator>Aruna Chermadurai</dc:creator>
    <meta:editing-duration>PT2M35S</meta:editing-duration>
    <meta:editing-cycles>2</meta:editing-cycles>
    <meta:generator>OpenOffice/4.1.7$Win32 OpenOffice.org_project/417m1$Build-9800</meta:generator>
    <meta:document-statistic meta:table-count="0" meta:image-count="0" meta:object-count="0" meta:page-count="1" meta:paragraph-count="8" meta:word-count="218" meta:character-count="1291"/>
  </office:meta>
</office:document-meta>
</file>